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7448*"/>
    </style:style>
    <style:style style:name="Table1.B" style:family="table-column">
      <style:table-column-properties style:rel-column-width="28086*"/>
    </style:style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5, 2023 (05:12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<text:span text:style-name="NormalTok">ToString</text:span>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9-05T21:12:51Z</meta:creation-date>
    <dc:date>2023-09-05T21:12:51Z</dc:date>
    <meta:user-defined meta:name="date" meta:value-type="string">September   5, 2023 (05:12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